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list-style-name="L1"/>
    <style:style style:name="P2" style:family="paragraph" style:parent-style-name="Text_20_body">
      <style:text-properties officeooo:rsid="00126f3e" officeooo:paragraph-rsid="00126f3e"/>
    </style:style>
    <style:style style:name="P3" style:family="paragraph" style:parent-style-name="Text_20_body" style:list-style-name="L1">
      <style:text-properties fo:font-weight="normal" style:font-weight-asian="normal" style:font-weight-complex="normal"/>
    </style:style>
    <style:style style:name="P4" style:family="paragraph" style:parent-style-name="Text_20_body">
      <style:text-properties fo:font-weight="normal" officeooo:rsid="00141a32" officeooo:paragraph-rsid="00141a32" style:font-weight-asian="normal" style:font-weight-complex="normal"/>
    </style:style>
    <style:style style:name="P5" style:family="paragraph" style:parent-style-name="Text_20_body">
      <style:text-properties fo:font-weight="normal" officeooo:rsid="00141a32" officeooo:paragraph-rsid="0014bb77" style:font-weight-asian="normal" style:font-weight-complex="normal"/>
    </style:style>
    <style:style style:name="P6" style:family="paragraph" style:parent-style-name="Text_20_body" style:list-style-name="L2">
      <style:text-properties officeooo:paragraph-rsid="0014bb77"/>
    </style:style>
    <style:style style:name="P7" style:family="paragraph" style:parent-style-name="Text_20_body" style:list-style-name="L2">
      <style:text-properties officeooo:rsid="0014bb77" officeooo:paragraph-rsid="0014bb77"/>
    </style:style>
    <style:style style:name="P8" style:family="paragraph" style:parent-style-name="Text_20_body">
      <style:text-properties officeooo:rsid="00162518" officeooo:paragraph-rsid="00162518"/>
    </style:style>
    <style:style style:name="P9" style:family="paragraph" style:parent-style-name="Text_20_body">
      <style:text-properties officeooo:rsid="00176c68" officeooo:paragraph-rsid="00176c68"/>
    </style:style>
    <style:style style:name="T1" style:family="text">
      <style:text-properties fo:font-weight="normal" style:font-weight-asian="normal" style:font-weight-complex="normal"/>
    </style:style>
    <style:style style:name="T2" style:family="text">
      <style:text-properties fo:font-weight="normal" officeooo:rsid="00141a32" style:font-weight-asian="normal" style:font-weight-complex="normal"/>
    </style:style>
    <style:style style:name="T3" style:family="text">
      <style:text-properties fo:font-weight="normal" officeooo:rsid="0014bb77" style:font-weight-asian="normal" style:font-weight-complex="normal"/>
    </style:style>
    <style:style style:name="T4" style:family="text">
      <style:text-properties fo:font-weight="normal" officeooo:rsid="00176c68" style:font-weight-asian="normal" style:font-weight-complex="normal"/>
    </style:style>
    <style:style style:name="T5" style:family="text">
      <style:text-properties fo:font-weight="normal" officeooo:rsid="001b3ddb" style:font-weight-asian="normal" style:font-weight-complex="normal"/>
    </style:style>
    <style:style style:name="T6" style:family="text">
      <style:text-properties officeooo:rsid="0014bb77"/>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2">Para el deasrrollo del proyecto hay varios factores a tener en cuenta, los cuales influyeron en cada una de las tomas de desiciones realizadas; e</text:span><text:span text:style-name="T1">l proyecto parte de un </text:span><text:span text:style-name="Strong_20_Emphasis"><text:span text:style-name="T1">escenario de desarrollo desde cero</text:span></text:span><text:span text:style-name="T1">, en el cual se contaba con:</text:span></text:p>
      <text:list text:style-name="L1">
        <text:list-item>
          <text:p text:style-name="P1"><text:span text:style-name="T1">Un </text:span><text:span text:style-name="Strong_20_Emphasis"><text:span text:style-name="T1">conjunto de requerimientos funcionales y no funcionales</text:span></text:span></text:p>
        </text:list-item>
        <text:list-item>
          <text:p text:style-name="P1"><text:span text:style-name="T1">Un </text:span><text:span text:style-name="Strong_20_Emphasis"><text:span text:style-name="T1">modelo de base de datos propuesto</text:span></text:span></text:p>
        </text:list-item>
        <text:list-item>
          <text:p text:style-name="P1"><text:span text:style-name="T1">La necesidad de implementar una </text:span><text:span text:style-name="Strong_20_Emphasis"><text:span text:style-name="T1">arquitectura limpia, mantenible y escalable</text:span></text:span></text:p>
        </text:list-item>
        <text:list-item>
          <text:p text:style-name="P3">Restricciones de tiempo propias de un desafío técnico</text:p>
        </text:list-item>
      </text:list>
      <text:p text:style-name="P4">En base a ello, la elección de herramientas, enfoque de implementación y desarrollo debía favorecer la rápidez, consistencia de estructura y evasión de errores en la realización de acciones repetitivas, por lo cual se optó por JPA como tecnología de persistencia para la realización de la capa de acceso a los datos.</text:p>
      <text:p text:style-name="P5">JPA permite el desacoplamiento de la lógica de negocio del motor de base de datos mediante un mapeo ORM (objeto-relacional) y uso de entidades persistentes; facilitando la lectura y comprensión del modelo. <text:span text:style-name="T6">La rigidez de JPA muchas veces es un impedimiento sin embargo, al realizar un análisis se tomó ventaja de ella al tener varios requisitos de JPA siendo:</text:span></text:p>
      <text:list text:style-name="L2">
        <text:list-item>
          <text:p text:style-name="P6"><text:span text:style-name="T3">Entidades definidas en los requerimientos</text:span></text:p>
        </text:list-item>
        <text:list-item>
          <text:p text:style-name="P6"><text:span text:style-name="T3">Exitsían reglas claras de integración </text:span></text:p>
        </text:list-item>
        <text:list-item>
          <text:p text:style-name="P7"><text:span text:style-name="T1">La estructura de la base de datos propuesta se encontraba alineada con los requerimientos propuestos</text:span></text:p>
        </text:list-item>
      </text:list>
      <text:p text:style-name="P8"><text:span text:style-name="T1">Por lo que se pudo aprovechar dicha rigidez como mecanismo de control y estandarización.</text:span></text:p>
      <text:p text:style-name="P8"><text:span text:style-name="T1">Al tener claro que pautas seguir en el desarrollo, se debía de compensar el tiempo invertido en el plan de acción por lo que se consideró en el costo de tiempo que se debe de utilizar en la creación de un proyecto JPA debido a la creación de varios DTO, Mappers, Repositorios, Servicios, Entidades, Controladores y utilidades comunes. Esto sugería una continua iteración ciclica por cada entidad lo cual abría paso a los riesgos de inconsistencias debido a la realización de una tarea repetitiva.</text:span></text:p>
      <text:p text:style-name="P8"><text:span text:style-name="T1">Para la mitigación de riesgos se dedició por la automatización de la generación de una estructura base que contara con lo descrito por los requerimientos por medio de un archivo JSON como modelo de dominio, </text:span><text:span text:style-name="T4">el utilizar un archivo JSON como fuente única de verdad (Single Source Truth) se debía de introducir manualmente las intrucciones detalladas, la creación de un archivo JSON tiende a ser agotar debido a la estructura que se requiere razón por la cual, se utilizó la herramienta web </text:span><text:a xlink:type="simple" xlink:href="https://www.objgen.com/json/local" text:style-name="Internet_20_link" text:visited-style-name="Visited_20_Internet_20_Link"><text:span text:style-name="T4">OBJGEN</text:span></text:a><text:span text:style-name="T4"> como apoyo visual facilitando la escritura, al adquirirse una nueva herramienta no conocida se tuvo que pasar por una curva de aprendizaje al requerir del entendimiento de la estructura propuesta por la herramienta web.</text:span></text:p>
      <text:p text:style-name="P9"><text:span text:style-name="T1">Tras el analisis y desarrollo de una estructtura base tangible, se definieron tablas complementarias y se normalizó la base de datos, facilitando las relaciones entre procesos y entidades. El conjunto de acciones permitió un proyecto escalable y estandarizado permitiendo abordar el desafio de forma eficiente haciendo uso de un razonamiento técnico enfocado en la mantenibilidad tomando ventaja de las reglas propuestas. </text:span><text:span text:style-name="T5">El tiempo de desarrollo restante se enfocó en el cumplimiento de requerimientos con ayuda de conocimientos adquiridos en diversos desarrollos anteriores.</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2-15T13:29:36.463134843</meta:creation-date>
    <dc:date>2025-12-15T14:07:20.145737299</dc:date>
    <meta:editing-duration>PT26M33S</meta:editing-duration>
    <meta:editing-cycles>5</meta:editing-cycles>
    <meta:generator>LibreOffice/24.2.7.2$Linux_X86_64 LibreOffice_project/420$Build-2</meta:generator>
    <meta:document-statistic meta:table-count="0" meta:image-count="0" meta:object-count="0" meta:page-count="1" meta:paragraph-count="14" meta:word-count="513" meta:character-count="3188" meta:non-whitespace-character-count="2695"/>
  </office:meta>
</office:document-meta>
</file>